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58cb" officeooo:paragraph-rsid="000758cb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758cb" officeooo:paragraph-rsid="000758cb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bb031" officeooo:paragraph-rsid="000bb03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bb031" officeooo:paragraph-rsid="000bb03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d3519" officeooo:paragraph-rsid="000d3519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0d3519" officeooo:paragraph-rsid="000d3519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58cb" officeooo:paragraph-rsid="000758c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519" officeooo:paragraph-rsid="000d351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Thesis</text:p>
      <text:p text:style-name="P1"/>
      <text:list xml:id="list1444765795" text:style-name="L1">
        <text:list-item>
          <text:p text:style-name="P2">Finish the automated calibration program for IMU</text:p>
          <text:list>
            <text:list-item>
              <text:p text:style-name="P7">Automated flashing to arduino</text:p>
            </text:list-item>
            <text:list-item>
              <text:p text:style-name="P7">Accelerometer (Done)</text:p>
            </text:list-item>
            <text:list-item>
              <text:p text:style-name="P7">Gyroscope</text:p>
            </text:list-item>
            <text:list-item>
              <text:p text:style-name="P7">Magnetometer</text:p>
            </text:list-item>
            <text:list-item>
              <text:p text:style-name="P7">Save files option</text:p>
            </text:list-item>
            <text:list-item>
              <text:p text:style-name="P7">Update everything to GIT </text:p>
            </text:list-item>
            <text:list-item>
              <text:p text:style-name="P7">Will include calculating drifts and graphing</text:p>
            </text:list-item>
          </text:list>
        </text:list-item>
        <text:list-item>
          <text:p text:style-name="P2">Manual for building up the submarine</text:p>
        </text:list-item>
        <text:list-item>
          <text:p text:style-name="P3">Programming ROS</text:p>
        </text:list-item>
      </text:list>
      <text:p text:style-name="P4"/>
      <text:p text:style-name="P4"/>
      <text:p text:style-name="P8">10.12.2020</text:p>
      <text:list xml:id="list1862367235" text:style-name="L2">
        <text:list-item>
          <text:p text:style-name="P6">Build the submarine</text:p>
        </text:list-item>
        <text:list-item>
          <text:p text:style-name="P6">Adjust the code in Teensy</text:p>
        </text:list-item>
        <text:list-item>
          <text:p text:style-name="P6">Test everything</text:p>
        </text:list-item>
        <text:list-item>
          <text:p text:style-name="P6">Start writing code for ROS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22:05.144211341</meta:creation-date>
    <dc:date>2020-12-10T18:15:29.351321608</dc:date>
    <meta:editing-duration>PT8H30M2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69" meta:character-count="376" meta:non-whitespace-character-count="336"/>
  </office:meta>
</office:document-meta>
</file>